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9"/>
          <table:table-cell/>
          <table:table-cell table:style-name="ce17" table:formula="of:=[.I2] + [.N2] + [.V2] + [.AB2]" office:value-type="float" office:value="0">
            <text:p>0.00000</text:p>
          </table:table-cell>
          <table:table-cell table:style-name="ce18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F">
            <text:p>F</text:p>
          </table:table-cell>
          <table:table-cell table:style-name="ce20" table:formula="of:=VLOOKUP([.AE2]; [.$AK$2:.$AL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9"/>
          <table:table-cell/>
          <table:table-cell table:style-name="ce17" table:formula="of:=[.I3] + [.N3] + [.V3] + [.AB3]" office:value-type="float" office:value="0">
            <text:p>0.00000</text:p>
          </table:table-cell>
          <table:table-cell table:style-name="ce18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F">
            <text:p>F</text:p>
          </table:table-cell>
          <table:table-cell table:style-name="ce20" table:formula="of:=VLOOKUP([.AE3]; [.$AK$2:.$AL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4] + [.N4] + [.V4] + [.AB4]" office:value-type="float" office:value="0">
            <text:p>0.00000</text:p>
          </table:table-cell>
          <table:table-cell table:style-name="ce18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F">
            <text:p>F</text:p>
          </table:table-cell>
          <table:table-cell table:style-name="ce20" table:formula="of:=VLOOKUP([.AE4]; [.$AK$2:.$AL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5] + [.N5] + [.V5] + [.AB5]" office:value-type="float" office:value="0">
            <text:p>0.00000</text:p>
          </table:table-cell>
          <table:table-cell table:style-name="ce18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F">
            <text:p>F</text:p>
          </table:table-cell>
          <table:table-cell table:style-name="ce20" table:formula="of:=VLOOKUP([.AE5]; [.$AK$2:.$AL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9"/>
          <table:table-cell/>
          <table:table-cell table:style-name="ce17" table:formula="of:=[.I6] + [.N6] + [.V6] + [.AB6]" office:value-type="float" office:value="0">
            <text:p>0.00000</text:p>
          </table:table-cell>
          <table:table-cell table:style-name="ce18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F">
            <text:p>F</text:p>
          </table:table-cell>
          <table:table-cell table:style-name="ce20" table:formula="of:=VLOOKUP([.AE6]; [.$AK$2:.$AL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9"/>
          <table:table-cell/>
          <table:table-cell table:style-name="ce17" table:formula="of:=[.I7] + [.N7] + [.V7] + [.AB7]" office:value-type="float" office:value="0">
            <text:p>0.00000</text:p>
          </table:table-cell>
          <table:table-cell table:style-name="ce18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F">
            <text:p>F</text:p>
          </table:table-cell>
          <table:table-cell table:style-name="ce20" table:formula="of:=VLOOKUP([.AE7]; [.$AK$2:.$AL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9] + [.N9] + [.V9] + [.AB9]" office:value-type="float" office:value="0">
            <text:p>0.00000</text:p>
          </table:table-cell>
          <table:table-cell table:style-name="ce18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F">
            <text:p>F</text:p>
          </table:table-cell>
          <table:table-cell table:style-name="ce20" table:formula="of:=VLOOKUP([.AE9]; [.$AK$2:.$AL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9"/>
          <table:table-cell/>
          <table:table-cell table:style-name="ce17" table:formula="of:=[.I10] + [.N10] + [.V10] + [.AB10]" office:value-type="float" office:value="0">
            <text:p>0.00000</text:p>
          </table:table-cell>
          <table:table-cell table:style-name="ce18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F">
            <text:p>F</text:p>
          </table:table-cell>
          <table:table-cell table:style-name="ce20" table:formula="of:=VLOOKUP([.AE10]; [.$AK$2:.$AL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1] + [.N11] + [.V11] + [.AB11]" office:value-type="float" office:value="0">
            <text:p>0.00000</text:p>
          </table:table-cell>
          <table:table-cell table:style-name="ce18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F">
            <text:p>F</text:p>
          </table:table-cell>
          <table:table-cell table:style-name="ce20" table:formula="of:=VLOOKUP([.AE11]; [.$AK$2:.$AL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2] + [.N12] + [.V12] + [.AB12]" office:value-type="float" office:value="0">
            <text:p>0.00000</text:p>
          </table:table-cell>
          <table:table-cell table:style-name="ce18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F">
            <text:p>F</text:p>
          </table:table-cell>
          <table:table-cell table:style-name="ce20" table:formula="of:=VLOOKUP([.AE12]; [.$AK$2:.$AL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9"/>
          <table:table-cell/>
          <table:table-cell table:style-name="ce17" table:formula="of:=[.I13] + [.N13] + [.V13] + [.AB13]" office:value-type="float" office:value="0">
            <text:p>0.00000</text:p>
          </table:table-cell>
          <table:table-cell table:style-name="ce18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F">
            <text:p>F</text:p>
          </table:table-cell>
          <table:table-cell table:style-name="ce20" table:formula="of:=VLOOKUP([.AE13]; [.$AK$2:.$AL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3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5" office:value-type="string">
            <text:p>LA</text:p>
          </table:table-cell>
          <table:table-cell table:style-name="ce9"/>
          <table:table-cell/>
          <table:table-cell table:style-name="ce17" table:formula="of:=[.I14] + [.N14] + [.V14] + [.AB14]" office:value-type="float" office:value="0">
            <text:p>0.00000</text:p>
          </table:table-cell>
          <table:table-cell table:style-name="ce18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F">
            <text:p>F</text:p>
          </table:table-cell>
          <table:table-cell table:style-name="ce20" table:formula="of:=VLOOKUP([.AE14]; [.$AK$2:.$AL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5] + [.N15] + [.V15] + [.AB15]" office:value-type="float" office:value="0">
            <text:p>0.00000</text:p>
          </table:table-cell>
          <table:table-cell table:style-name="ce18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F">
            <text:p>F</text:p>
          </table:table-cell>
          <table:table-cell table:style-name="ce20" table:formula="of:=VLOOKUP([.AE15]; [.$AK$2:.$AL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9"/>
          <table:table-cell/>
          <table:table-cell table:style-name="ce17" table:formula="of:=[.I16] + [.N16] + [.V16] + [.AB16]" office:value-type="float" office:value="0">
            <text:p>0.00000</text:p>
          </table:table-cell>
          <table:table-cell table:style-name="ce18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F">
            <text:p>F</text:p>
          </table:table-cell>
          <table:table-cell table:style-name="ce20" table:formula="of:=VLOOKUP([.AE16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7] + [.N17] + [.V17] + [.AB17]" office:value-type="float" office:value="0">
            <text:p>0.00000</text:p>
          </table:table-cell>
          <table:table-cell table:style-name="ce18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F">
            <text:p>F</text:p>
          </table:table-cell>
          <table:table-cell table:style-name="ce20" table:formula="of:=VLOOKUP([.AE17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8] + [.N18] + [.V18] + [.AB18]" office:value-type="float" office:value="0">
            <text:p>0.00000</text:p>
          </table:table-cell>
          <table:table-cell table:style-name="ce18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F">
            <text:p>F</text:p>
          </table:table-cell>
          <table:table-cell table:style-name="ce20" table:formula="of:=VLOOKUP([.AE18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20] + [.N20] + [.V20] + [.AB20]" office:value-type="float" office:value="0">
            <text:p>0.00000</text:p>
          </table:table-cell>
          <table:table-cell table:style-name="ce18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F">
            <text:p>F</text:p>
          </table:table-cell>
          <table:table-cell table:style-name="ce20" table:formula="of:=VLOOKUP([.AE20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9"/>
          <table:table-cell/>
          <table:table-cell table:style-name="ce17" table:formula="of:=[.I21] + [.N21] + [.V21] + [.AB21]" office:value-type="float" office:value="0">
            <text:p>0.00000</text:p>
          </table:table-cell>
          <table:table-cell table:style-name="ce18" table:formula="of:=IF([.AD21]&gt;=0.9875;&quot;A+&quot;;  IF([.AD21]&gt;=0.94; &quot;A&quot;; IF([.AD21]&gt;=0.9; &quot;A-&quot;; IF([.AD21]&gt;=0.87; &quot;B+&quot;; IF([.AD21]&gt;=0.84;&quot;B&quot;; IF([.AD21]&gt;=0.8; &quot;B-&quot;; IF([.AD21]&gt;=0.77; &quot;C+&quot;; IF([.AD21]&gt;=0.74;&quot;C&quot;; IF([.AD21]&gt;=0.7; &quot;C-&quot;; IF([.AD21]&gt;=0.67; &quot;D+&quot;; IF([.AD21]&gt;=0.64;&quot;D&quot;; IF([.AD21]&gt;=0.6; &quot;D-&quot;; &quot;F&quot;))))))))))))" office:value-type="string" office:string-value="F">
            <text:p>F</text:p>
          </table:table-cell>
          <table:table-cell table:style-name="ce20" table:formula="of:=VLOOKUP([.AE21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8"/>
          <table:table-cell table:style-name="ce18" table:formula="of:=AVERAGE([.AD2:.AD18])" office:value-type="float" office:value="0">
            <text:p>0</text:p>
          </table:table-cell>
          <table:table-cell table:style-name="ce14"/>
          <table:table-cell table:style-name="ce18" table:formula="of:=AVERAGE([.AF2:.AF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6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6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6"/>
        </table:table-row>
        <table:table-row table:style-name="ro2">
          <table:table-cell table:number-columns-repeated="8"/>
          <table:table-cell table:style-name="ce10"/>
          <table:table-cell table:number-columns-repeated="1011"/>
        </table:table-row>
        <table:table-row table:style-name="ro2" table:number-rows-repeated="1048547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7:35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9T07:41:26</dc:date>
    <dc:creator>Gregory Kapfhammer</dc:creator>
    <meta:editing-duration>P26DT23H29M34S</meta:editing-duration>
    <meta:editing-cycles>25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50" meta:object-count="0"/>
  </office:meta>
</office:document-meta>
</file>